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“Rahim, can you report to the principal's office?”</text:p>
      <text:p text:style-name="P2">A revision control fable</text:p>
      <text:p text:style-name="Standard"/>
      <text:p text:style-name="Standard">Rahim needed to order graduation gowns for the 50-person staff at his high school. He had a spreadsheet from lsat year, but there were new teachers and some missing information. The columns were: name, height and weight.</text:p>
      <text:p text:style-name="Standard"/>
      <text:p text:style-name="Standard">So he put the spreadsheet into an email and asked everyone to update their information and send it back to him.</text:p>
      <text:p text:style-name="Standard"/>
      <text:list xml:id="list126956077" text:style-name="L1">
        <text:list-item>
          <text:p text:style-name="P1">What are some problems with this process?</text:p>
        </text:list-item>
        <text:list-item>
          <text:p text:style-name="P1">How is this story related to revision control?</text:p>
        </text:list-item>
        <text:list-item>
          <text:p text:style-name="P1">How can we use git to help with this situation?</text:p>
        </text:list-item>
      </text:list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Branch</text:p>
          </table:table-cell>
          <table:table-cell table:style-name="Table1.B1" office:value-type="string">
            <text:p text:style-name="Table_20_Contents">Merge</text:p>
          </table:table-cell>
        </table:table-row>
        <table:table-row>
          <table:table-cell table:style-name="Table1.A2" office:value-type="string">
            <text:p text:style-name="Table_20_Contents">Pull request</text:p>
          </table:table-cell>
          <table:table-cell table:style-name="Table1.B2" office:value-type="string">
            <text:p text:style-name="Table_20_Contents">Push</text:p>
          </table:table-cell>
        </table:table-row>
        <table:table-row>
          <table:table-cell table:style-name="Table1.A2" office:value-type="string">
            <text:p text:style-name="Table_20_Contents">Pull</text:p>
          </table:table-cell>
          <table:table-cell table:style-name="Table1.B2" office:value-type="string">
            <text:p text:style-name="Table_20_Contents">Commit</text:p>
          </table:table-cell>
        </table:table-row>
      </table:table>
      <text:p text:style-name="Standard"/>
      <text:p text:style-name="Standard">https://github.com/selenamarie/projects</text:p>
      <text:p text:style-name="Standard"/>
      <text:p text:style-name="Standard"/>
      <text:p text:style-name="P2">“Rahim, can you report to the principal's office?”</text:p>
      <text:p text:style-name="P2">A revision control fable</text:p>
      <text:p text:style-name="Standard"/>
      <text:p text:style-name="Standard">Rahim needed to order graduation gowns for the 50-person staff at his high school. He had a spreadsheet from lsat year, but there were new teachers and some missing information. The columns were: name, height and weight.</text:p>
      <text:p text:style-name="Standard"/>
      <text:p text:style-name="Standard">So he put the spreadsheet into an email and asked everyone to update their information and send it back to him.</text:p>
      <text:p text:style-name="Standard"/>
      <text:list xml:id="list746140044" text:continue-numbering="true" text:style-name="L1">
        <text:list-item>
          <text:p text:style-name="P1">What are some problems with this process?</text:p>
        </text:list-item>
        <text:list-item>
          <text:p text:style-name="P1">How is this story related to revision control?</text:p>
        </text:list-item>
        <text:list-item>
          <text:p text:style-name="P1">How can we use git to help with this situation?</text:p>
        </text:list-item>
      </text:list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Branch</text:p>
          </table:table-cell>
          <table:table-cell table:style-name="Table2.B1" office:value-type="string">
            <text:p text:style-name="Table_20_Contents">Merge</text:p>
          </table:table-cell>
        </table:table-row>
        <table:table-row>
          <table:table-cell table:style-name="Table2.A2" office:value-type="string">
            <text:p text:style-name="Table_20_Contents">Pull request</text:p>
          </table:table-cell>
          <table:table-cell table:style-name="Table2.B2" office:value-type="string">
            <text:p text:style-name="Table_20_Contents">Push</text:p>
          </table:table-cell>
        </table:table-row>
        <table:table-row>
          <table:table-cell table:style-name="Table2.A2" office:value-type="string">
            <text:p text:style-name="Table_20_Contents">Pull</text:p>
          </table:table-cell>
          <table:table-cell table:style-name="Table2.B2" office:value-type="string">
            <text:p text:style-name="Table_20_Contents">Commit</text:p>
          </table:table-cell>
        </table:table-row>
      </table:table>
      <text:p text:style-name="Standard"/>
      <text:p text:style-name="Standard">https://github.com/selenamarie/proj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</meta:initial-creator>
    <meta:creation-date>2013-03-06T16:25:58</meta:creation-date>
    <meta:printed-by>selena </meta:printed-by>
    <meta:print-date>2013-03-06T16:46:41</meta:print-date>
    <dc:date>2013-03-06T16:52:19</dc:date>
    <dc:creator>selena </dc:creator>
    <meta:editing-duration>PT11M1S</meta:editing-duration>
    <meta:editing-cycles>1</meta:editing-cycles>
    <meta:document-statistic meta:table-count="2" meta:image-count="0" meta:object-count="0" meta:page-count="1" meta:paragraph-count="28" meta:word-count="212" meta:character-count="974" meta:non-whitespace-character-count="1064"/>
    <meta:generator>LibreOffice/3.5$Linux_X86_64 LibreOffice_project/350m1$Build-2</meta:generator>
  </office:meta>
</office:document-meta>
</file>